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3pt" style:font-name-asian="Consolas" style:font-size-asian="13pt" style:font-name-complex="Consolas" style:font-size-complex="13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onsolas" fo:font-size="13pt" fo:font-style="italic" style:text-underline-style="none" fo:font-weight="bold" style:font-name-asian="Consolas" style:font-size-asian="13pt" style:font-style-asian="italic" style:font-weight-asian="bold" style:font-name-complex="Consolas" style:font-size-complex="13pt" style:font-style-complex="italic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onsolas" fo:font-size="14pt" style:text-underline-style="none" fo:font-weight="bold" style:font-name-asian="Consolas" style:font-size-asian="14pt" style:font-weight-asian="bold" style:font-name-complex="Consolas" style:font-size-complex="14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fo:break-before="page" style:text-autospace="non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800000"/>
    </style:style>
    <style:style style:name="T11" style:family="text">
      <style:text-properties fo:color="#00aa00" fo:font-style="italic" style:font-style-asian="italic" style:font-style-complex="italic"/>
    </style:style>
    <style:style style:name="T12" style:family="text">
      <style:text-properties fo:color="#00aa00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c0c0c0"/>
    </style:style>
    <style:style style:name="T14" style:family="text">
      <style:text-properties fo:color="#c0c0c0" style:text-underline-style="solid" style:text-underline-width="auto" style:text-underline-color="font-color"/>
    </style:style>
    <style:style style:name="T15" style:family="text">
      <style:text-properties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2"/>
      <text:p text:style-name="P13">HW 1 → NAIVE BAYES IMPLEMENTATION</text:p>
      <text:p text:style-name="P11"/>
      <text:p text:style-name="P11">Akshay Peshave</text:p>
      <text:p text:style-name="P11">(DA74652, peshave1@umbc.edu)</text:p>
      <text:p text:style-name="P12"/>
      <text:p text:style-name="P15">SOURCE-CODE</text:p>
      <text:p text:style-name="P10"><text:span text:style-name="T5"/></text:p>
      <text:p text:style-name="P10"><text:span text:style-name="T5">from</text:span><text:span text:style-name="T15"> string </text:span><text:span text:style-name="T5">import</text:span><text:span text:style-name="T15"> split</text:span></text:p>
      <text:p text:style-name="P14"/>
      <text:p text:style-name="P14"><text:span text:style-name="T4">class</text:span><text:span text:style-name="T6"> </text:span><text:span text:style-name="T7">NaiveBayes</text:span><text:span text:style-name="T6">:</text:span></text:p>
      <text:p text:style-name="P7"><text:s text:c="4"/></text:p>
      <text:p text:style-name="P14"><text:span text:style-name="T6"><text:s text:c="4"/></text:span><text:span text:style-name="T4">def</text:span><text:span text:style-name="T6"> </text:span><text:span text:style-name="T7">__init__</text:span><text:span text:style-name="T6">(</text:span><text:span text:style-name="T8">self</text:span><text:span text:style-name="T6">):</text:span></text:p>
      <text:p text:style-name="P7"><text:s text:c="8"/><text:span text:style-name="T9">self</text:span>.featureProbabilityMatrix={}</text:p>
      <text:p text:style-name="P7"><text:s text:c="8"/></text:p>
      <text:p text:style-name="P14"><text:span text:style-name="T6"><text:s text:c="8"/></text:span><text:span text:style-name="T8">self</text:span><text:span text:style-name="T6">. featureSet={</text:span><text:span text:style-name="T10">1</text:span><text:span text:style-name="T6">:[</text:span><text:span text:style-name="T11">'</text:span><text:span text:style-name="T12">vhigh</text:span><text:span text:style-name="T11">'</text:span><text:span text:style-name="T6">,</text:span><text:span text:style-name="T11">'high'</text:span><text:span text:style-name="T6">,</text:span><text:span text:style-name="T11">'med'</text:span><text:span text:style-name="T6">,</text:span><text:span text:style-name="T11">'low'</text:span><text:span text:style-name="T6">],</text:span></text:p>
      <text:p text:style-name="P14"><text:span text:style-name="T6"><text:s text:c="27"/></text:span><text:span text:style-name="T10">2</text:span><text:span text:style-name="T6">:[</text:span><text:span text:style-name="T11">'</text:span><text:span text:style-name="T12">vhigh</text:span><text:span text:style-name="T11">'</text:span><text:span text:style-name="T6">,</text:span><text:span text:style-name="T11">'high'</text:span><text:span text:style-name="T6">,</text:span><text:span text:style-name="T11">'med'</text:span><text:span text:style-name="T6">,</text:span><text:span text:style-name="T11">'low'</text:span><text:span text:style-name="T6">],</text:span></text:p>
      <text:p text:style-name="P14"><text:span text:style-name="T6"><text:s text:c="27"/></text:span><text:span text:style-name="T10">3</text:span><text:span text:style-name="T6">:[</text:span><text:span text:style-name="T11">'2'</text:span><text:span text:style-name="T6">,</text:span><text:span text:style-name="T11">'3'</text:span><text:span text:style-name="T6">,</text:span><text:span text:style-name="T11">'4'</text:span><text:span text:style-name="T6">,</text:span><text:span text:style-name="T11">'5more'</text:span><text:span text:style-name="T6">],</text:span></text:p>
      <text:p text:style-name="P14"><text:span text:style-name="T6"><text:s text:c="27"/></text:span><text:span text:style-name="T10">4</text:span><text:span text:style-name="T6">:[</text:span><text:span text:style-name="T11">'2'</text:span><text:span text:style-name="T6">,</text:span><text:span text:style-name="T11">'4'</text:span><text:span text:style-name="T6">,</text:span><text:span text:style-name="T11">'more'</text:span><text:span text:style-name="T6">],</text:span></text:p>
      <text:p text:style-name="P14"><text:span text:style-name="T6"><text:s text:c="27"/></text:span><text:span text:style-name="T10">5</text:span><text:span text:style-name="T6">:[</text:span><text:span text:style-name="T11">'small'</text:span><text:span text:style-name="T6">,</text:span><text:span text:style-name="T11">'med'</text:span><text:span text:style-name="T6">,</text:span><text:span text:style-name="T11">'big'</text:span><text:span text:style-name="T6">],</text:span></text:p>
      <text:p text:style-name="P14"><text:span text:style-name="T6"><text:s text:c="27"/></text:span><text:span text:style-name="T10">6</text:span><text:span text:style-name="T6">:[</text:span><text:span text:style-name="T11">'low'</text:span><text:span text:style-name="T6">,</text:span><text:span text:style-name="T11">'med'</text:span><text:span text:style-name="T6">,</text:span><text:span text:style-name="T11">'high'</text:span><text:span text:style-name="T6">]}</text:span></text:p>
      <text:p text:style-name="P14"><text:span text:style-name="T6"><text:s text:c="8"/></text:span><text:span text:style-name="T8">self</text:span><text:span text:style-name="T6">.classLabels=[</text:span><text:span text:style-name="T11">'</text:span><text:span text:style-name="T12">unacc</text:span><text:span text:style-name="T11">'</text:span><text:span text:style-name="T6">,</text:span><text:span text:style-name="T11">'</text:span><text:span text:style-name="T12">acc</text:span><text:span text:style-name="T11">'</text:span><text:span text:style-name="T6">,</text:span><text:span text:style-name="T11">'good'</text:span><text:span text:style-name="T6">,</text:span><text:span text:style-name="T11">'</text:span><text:span text:style-name="T12">vgood</text:span><text:span text:style-name="T11">'</text:span><text:span text:style-name="T6">]</text:span></text:p>
      <text:p text:style-name="P14"><text:span text:style-name="T6"><text:s text:c="8"/></text:span><text:span text:style-name="T4">for</text:span><text:span text:style-name="T6"> x </text:span><text:span text:style-name="T4">in</text:span><text:span text:style-name="T6"> range(</text:span><text:span text:style-name="T10">1</text:span><text:span text:style-name="T6">, </text:span><text:span text:style-name="T10">7</text:span><text:span text:style-name="T6">):</text:span></text:p>
      <text:p text:style-name="P14"><text:span text:style-name="T6"><text:s text:c="12"/></text:span><text:span text:style-name="T8">self</text:span><text:span text:style-name="T6">.featureProbabilityMatrix[x]={a:{b:</text:span><text:span text:style-name="T10">0.0</text:span><text:span text:style-name="T6"> </text:span><text:span text:style-name="T4">for</text:span><text:span text:style-name="T6"> b </text:span><text:span text:style-name="T4">in</text:span><text:span text:style-name="T6"> </text:span><text:span text:style-name="T8">self</text:span><text:span text:style-name="T6">.classLabels} </text:span><text:span text:style-name="T4">for</text:span><text:span text:style-name="T6"> a </text:span><text:span text:style-name="T4">in</text:span><text:span text:style-name="T6"> </text:span><text:span text:style-name="T8">self</text:span><text:span text:style-name="T6">.featureSet[x]}</text:span></text:p>
      <text:p text:style-name="P7"><text:s text:c="12"/></text:p>
      <text:p text:style-name="P14"><text:span text:style-name="T6"><text:s text:c="8"/></text:span><text:span text:style-name="T8">self</text:span><text:span text:style-name="T6">.totalTrainingInstances=</text:span><text:span text:style-name="T10">0</text:span></text:p>
      <text:p text:style-name="P7"><text:s text:c="4"/></text:p>
      <text:p text:style-name="P7"><text:s text:c="4"/></text:p>
      <text:p text:style-name="P14"><text:span text:style-name="T6"><text:s text:c="4"/></text:span><text:span text:style-name="T4">def</text:span><text:span text:style-name="T6"> </text:span><text:span text:style-name="T7">Train</text:span><text:span text:style-name="T6">(</text:span><text:span text:style-name="T8">self</text:span><text:span text:style-name="T6">): <text:s text:c="16"/></text:span></text:p>
      <text:p text:style-name="P14"><text:span text:style-name="T6"><text:s text:c="8"/></text:span><text:span text:style-name="T8">self</text:span><text:span text:style-name="T6">.classLabelsCount={x:</text:span><text:span text:style-name="T10">0</text:span><text:span text:style-name="T6"> </text:span><text:span text:style-name="T4">for</text:span><text:span text:style-name="T6"> x </text:span><text:span text:style-name="T4">in</text:span><text:span text:style-name="T6"> </text:span><text:span text:style-name="T8">self</text:span><text:span text:style-name="T6">.classLabels}</text:span></text:p>
      <text:p text:style-name="P7"><text:s text:c="8"/></text:p>
      <text:p text:style-name="P14"><text:span text:style-name="T6"><text:s text:c="8"/>dataSet=open(</text:span><text:span text:style-name="T11">'carTraining.data'</text:span><text:span text:style-name="T6">)</text:span></text:p>
      <text:p text:style-name="P7"><text:s text:c="8"/>instance = dataSet.readline()</text:p>
      <text:p text:style-name="P7"><text:s text:c="4"/></text:p>
      <text:p text:style-name="P14"><text:span text:style-name="T6"><text:s text:c="8"/></text:span><text:span text:style-name="T4">while</text:span><text:span text:style-name="T6">(instance != </text:span><text:span text:style-name="T11">''</text:span><text:span text:style-name="T6">):</text:span></text:p>
      <text:p text:style-name="P14"><text:span text:style-name="T6"><text:s text:c="12"/>instance_features = split(instance.rstrip(),</text:span><text:span text:style-name="T11">','</text:span><text:span text:style-name="T6">)</text:span></text:p>
      <text:p text:style-name="P7"><text:s text:c="12"/></text:p>
      <text:p text:style-name="P14"><text:span text:style-name="T6"><text:s text:c="12"/></text:span><text:span text:style-name="T4">for</text:span><text:span text:style-name="T6"> feature </text:span><text:span text:style-name="T4">in</text:span><text:span text:style-name="T6"> range(</text:span><text:span text:style-name="T10">0</text:span><text:span text:style-name="T6">,len(instance_features)-</text:span><text:span text:style-name="T10">1</text:span><text:span text:style-name="T6">):</text:span></text:p>
      <text:p text:style-name="P14"><text:span text:style-name="T6"><text:s text:c="16"/></text:span><text:span text:style-name="T8">self</text:span><text:span text:style-name="T6">.featureProbabilityMatrix[feature+</text:span><text:span text:style-name="T10">1</text:span><text:span text:style-name="T6">][str(instance_features[feature])][str(instance_features[len(</text:span><text:span text:style-name="T8">self</text:span><text:span text:style-name="T6">.featureSet)])]+=</text:span><text:span text:style-name="T10">1</text:span></text:p>
      <text:p text:style-name="P14"><text:span text:style-name="T6"><text:s text:c="12"/></text:span><text:span text:style-name="T8">self</text:span><text:span text:style-name="T6">.classLabelsCount[str(instance_features[len(</text:span><text:span text:style-name="T8">self</text:span><text:span text:style-name="T6">.featureSet)])] += </text:span><text:span text:style-name="T10">1</text:span></text:p>
      <text:p text:style-name="P14"><text:span text:style-name="T6"><text:s text:c="12"/></text:span><text:span text:style-name="T8">self</text:span><text:span text:style-name="T6">.totalTrainingInstances+=</text:span><text:span text:style-name="T10">1</text:span></text:p>
      <text:p text:style-name="P7"><text:s text:c="12"/>instance = dataSet.readline()</text:p>
      <text:p text:style-name="P7"><text:s text:c="12"/></text:p>
      <text:p text:style-name="P14"><text:span text:style-name="T6"><text:s text:c="8"/></text:span><text:span text:style-name="T4">print</text:span><text:span text:style-name="T6"> </text:span><text:span text:style-name="T11">'Total Training Instances: '</text:span><text:span text:style-name="T6"> + str(</text:span><text:span text:style-name="T8">self</text:span><text:span text:style-name="T6">.totalTrainingInstances)</text:span></text:p>
      <text:p text:style-name="P14"><text:span text:style-name="T6"><text:s text:c="8"/></text:span><text:span text:style-name="T4">print</text:span><text:span text:style-name="T6"> </text:span><text:span text:style-name="T11">'Class Label Distribution in Training Set: '</text:span><text:span text:style-name="T6"> + str(</text:span><text:span text:style-name="T8">self</text:span><text:span text:style-name="T6">.classLabelsCount)</text:span></text:p>
      <text:p text:style-name="P14"><text:span text:style-name="T6"><text:s text:c="8"/></text:span><text:span text:style-name="T4">print</text:span><text:span text:style-name="T6"> </text:span><text:span text:style-name="T11">'\nFeatures-</text:span><text:span text:style-name="T12">vs</text:span><text:span text:style-name="T11">-Class Count Matrix:\n'</text:span><text:span text:style-name="T6"> + str(</text:span><text:span text:style-name="T8">self</text:span><text:span text:style-name="T6">.featureProbabilityMatrix)</text:span></text:p>
      <text:p text:style-name="P7"><text:s text:c="8"/></text:p>
      <text:p text:style-name="P7"><text:soft-page-break/><text:s text:c="8"/></text:p>
      <text:p text:style-name="P7"><text:s text:c="4"/></text:p>
      <text:p text:style-name="P14"><text:span text:style-name="T6"><text:s text:c="4"/></text:span><text:span text:style-name="T4">def</text:span><text:span text:style-name="T6"> </text:span><text:span text:style-name="T7">Test</text:span><text:span text:style-name="T6">(</text:span><text:span text:style-name="T8">self</text:span><text:span text:style-name="T6">):</text:span></text:p>
      <text:p text:style-name="P14"><text:span text:style-name="T6"><text:s text:c="8"/></text:span><text:span text:style-name="T13">#calculate prior probability for all class labels</text:span></text:p>
      <text:p text:style-name="P7"><text:s text:c="8"/>priors={}</text:p>
      <text:p text:style-name="P14"><text:span text:style-name="T6"><text:s text:c="8"/></text:span><text:span text:style-name="T4">for</text:span><text:span text:style-name="T6"> classLabel </text:span><text:span text:style-name="T4">in</text:span><text:span text:style-name="T6"> iter(</text:span><text:span text:style-name="T8">self</text:span><text:span text:style-name="T6">.classLabelsCount):</text:span></text:p>
      <text:p text:style-name="P14"><text:span text:style-name="T6"><text:s text:c="12"/>priors[classLabel]=(float(</text:span><text:span text:style-name="T8">self</text:span><text:span text:style-name="T6">.classLabelsCount[classLabel])+</text:span><text:span text:style-name="T10">1</text:span><text:span text:style-name="T6">)/(float(</text:span><text:span text:style-name="T8">self</text:span><text:span text:style-name="T6">.totalTrainingInstances)+len(</text:span><text:span text:style-name="T8">self</text:span><text:span text:style-name="T6">.classLabels))</text:span></text:p>
      <text:p text:style-name="P7"><text:s text:c="8"/></text:p>
      <text:p text:style-name="P14"><text:span text:style-name="T6"><text:s text:c="8"/></text:span><text:span text:style-name="T13">#initialize accuracy matrix <text:s text:c="3"/></text:span></text:p>
      <text:p text:style-name="P14"><text:span text:style-name="T6"><text:s text:c="8"/>accuracyMatrix={</text:span><text:span text:style-name="T11">'totalTestInstances'</text:span><text:span text:style-name="T6">:</text:span><text:span text:style-name="T10">0</text:span><text:span text:style-name="T6">,</text:span></text:p>
      <text:p text:style-name="P14"><text:span text:style-name="T6"><text:s text:c="24"/></text:span><text:span text:style-name="T11">'correctPredictions'</text:span><text:span text:style-name="T6">:</text:span><text:span text:style-name="T10">0</text:span><text:span text:style-name="T6">,</text:span></text:p>
      <text:p text:style-name="P14"><text:span text:style-name="T6"><text:s text:c="24"/></text:span><text:span text:style-name="T11">'incorrectPredictions'</text:span><text:span text:style-name="T6">:</text:span><text:span text:style-name="T10">0</text:span><text:span text:style-name="T6">}</text:span></text:p>
      <text:p text:style-name="P7"><text:s text:c="8"/></text:p>
      <text:p text:style-name="P14"><text:span text:style-name="T6"><text:s text:c="8"/></text:span><text:span text:style-name="T13">#output headers</text:span></text:p>
      <text:p text:style-name="P14"><text:span text:style-name="T6"><text:s text:c="8"/></text:span><text:span text:style-name="T4">print</text:span><text:span text:style-name="T6"> </text:span><text:span text:style-name="T11">'\nFeatures\t\t\t\tActual\tPredicted\tProbability\tPrior\t\tLikelihood\t\t\tEvidence'</text:span></text:p>
      <text:p text:style-name="P7"><text:s text:c="8"/></text:p>
      <text:p text:style-name="P7"><text:s text:c="8"/></text:p>
      <text:p text:style-name="P14"><text:span text:style-name="T6"><text:s text:c="8"/>testDataSet=open(</text:span><text:span text:style-name="T11">'carTesting.data'</text:span><text:span text:style-name="T6">)</text:span></text:p>
      <text:p text:style-name="P7"><text:s text:c="8"/>testingInstance = testDataSet.readline()</text:p>
      <text:p text:style-name="P7"><text:s text:c="8"/></text:p>
      <text:p text:style-name="P14"><text:span text:style-name="T6"><text:s text:c="8"/></text:span><text:span text:style-name="T13">#predict for each test instance</text:span></text:p>
      <text:p text:style-name="P14"><text:span text:style-name="T6"><text:s text:c="8"/></text:span><text:span text:style-name="T4">while</text:span><text:span text:style-name="T6">(testingInstance!=</text:span><text:span text:style-name="T11">''</text:span><text:span text:style-name="T6">):</text:span></text:p>
      <text:p text:style-name="P14"><text:span text:style-name="T6"><text:s text:c="12"/>testingInstanceFeatures=split(testingInstance.rstrip(),</text:span><text:span text:style-name="T11">','</text:span><text:span text:style-name="T6">)</text:span></text:p>
      <text:p text:style-name="P7"><text:s text:c="12"/></text:p>
      <text:p text:style-name="P14"><text:span text:style-name="T6"><text:s text:c="12"/>argmax={</text:span><text:span text:style-name="T11">'classLabel'</text:span><text:span text:style-name="T6">:</text:span><text:span text:style-name="T11">'x'</text:span><text:span text:style-name="T6">, </text:span><text:span text:style-name="T11">'posterior'</text:span><text:span text:style-name="T6">:</text:span><text:span text:style-name="T10">0.0</text:span><text:span text:style-name="T6">, </text:span><text:span text:style-name="T11">'prior'</text:span><text:span text:style-name="T6">:</text:span><text:span text:style-name="T10">0.0</text:span><text:span text:style-name="T6">, </text:span><text:span text:style-name="T11">'likelihood'</text:span><text:span text:style-name="T6">:</text:span><text:span text:style-name="T10">0.0</text:span><text:span text:style-name="T6">, </text:span><text:span text:style-name="T11">'evidence'</text:span><text:span text:style-name="T6">:</text:span><text:span text:style-name="T10">0.0</text:span><text:span text:style-name="T6">}</text:span></text:p>
      <text:p text:style-name="P14"><text:span text:style-name="T6"><text:s text:c="12"/>evidence=</text:span><text:span text:style-name="T10">0</text:span></text:p>
      <text:p text:style-name="P7"><text:s text:c="16"/></text:p>
      <text:p text:style-name="P14"><text:span text:style-name="T6"><text:s text:c="12"/></text:span><text:span text:style-name="T4">for</text:span><text:span text:style-name="T6"> classLabel </text:span><text:span text:style-name="T4">in</text:span><text:span text:style-name="T6"> </text:span><text:span text:style-name="T8">self</text:span><text:span text:style-name="T6">.classLabels:</text:span></text:p>
      <text:p text:style-name="P14"><text:span text:style-name="T6"><text:s text:c="16"/>likelihood=</text:span><text:span text:style-name="T10">1</text:span></text:p>
      <text:p text:style-name="P14"><text:span text:style-name="T6"><text:s text:c="16"/></text:span><text:span text:style-name="T4">for</text:span><text:span text:style-name="T6"> feature </text:span><text:span text:style-name="T4">in</text:span><text:span text:style-name="T6"> range(</text:span><text:span text:style-name="T10">0</text:span><text:span text:style-name="T6">,len(</text:span><text:span text:style-name="T8">self</text:span><text:span text:style-name="T6">.featureSet)):</text:span></text:p>
      <text:p text:style-name="P14"><text:span text:style-name="T6"><text:s text:c="20"/></text:span><text:span text:style-name="T13">#calculate probabilities</text:span></text:p>
      <text:p text:style-name="P14"><text:span text:style-name="T6"><text:s text:c="20"/>likelihood *= (</text:span><text:span text:style-name="T8">self</text:span><text:span text:style-name="T6">.featureProbabilityMatrix[feature+</text:span><text:span text:style-name="T10">1</text:span><text:span text:style-name="T6">][testingInstanceFeatures[feature]][classLabel] + </text:span><text:span text:style-name="T10">1</text:span><text:span text:style-name="T6">) / (</text:span><text:span text:style-name="T8">self</text:span><text:span text:style-name="T6">.classLabelsCount[classLabel] + len(</text:span><text:span text:style-name="T8">self</text:span><text:span text:style-name="T6">.featureSet[feature+</text:span><text:span text:style-name="T10">1</text:span><text:span text:style-name="T6">]))</text:span></text:p>
      <text:p text:style-name="P7"><text:s text:c="12"/></text:p>
      <text:p text:style-name="P14"><text:span text:style-name="T6"><text:s text:c="16"/></text:span><text:span text:style-name="T13">#update </text:span><text:span text:style-name="T14">argmax</text:span><text:span text:style-name="T13"> if posterior probability for new class label exceeds that of the older class label</text:span></text:p>
      <text:p text:style-name="P14"><text:span text:style-name="T6"><text:s text:c="16"/></text:span><text:span text:style-name="T4">if</text:span><text:span text:style-name="T6"> argmax[</text:span><text:span text:style-name="T11">'posterior'</text:span><text:span text:style-name="T6">] &lt; (priors[classLabel] * likelihood):</text:span></text:p>
      <text:p text:style-name="P14"><text:span text:style-name="T6"><text:s text:c="20"/>argmax[</text:span><text:span text:style-name="T11">'classLabel'</text:span><text:span text:style-name="T6">]=classLabel</text:span></text:p>
      <text:p text:style-name="P14"><text:span text:style-name="T6"><text:s text:c="20"/>argmax[</text:span><text:span text:style-name="T11">'posterior'</text:span><text:span text:style-name="T6">]=(priors[classLabel] * likelihood)</text:span></text:p>
      <text:p text:style-name="P14"><text:span text:style-name="T6"><text:s text:c="20"/>argmax[</text:span><text:span text:style-name="T11">'likelihood'</text:span><text:span text:style-name="T6">]=likelihood</text:span></text:p>
      <text:p text:style-name="P7"><text:s text:c="16"/></text:p>
      <text:p text:style-name="P14"><text:span text:style-name="T6"><text:s text:c="16"/></text:span><text:span text:style-name="T13">#</text:span><text:span text:style-name="T14">cumulate</text:span><text:span text:style-name="T13"> the evidence probability for test instance</text:span></text:p>
      <text:p text:style-name="P7"><text:soft-page-break/><text:s text:c="16"/>evidence += (priors[classLabel] * likelihood)</text:p>
      <text:p text:style-name="P7"><text:s text:c="12"/></text:p>
      <text:p text:style-name="P14"><text:span text:style-name="T6"><text:s text:c="12"/></text:span><text:span text:style-name="T13">#re-</text:span><text:span text:style-name="T14">caliberate</text:span><text:span text:style-name="T13"> posterior probability by considering evidence probability</text:span></text:p>
      <text:p text:style-name="P14"><text:span text:style-name="T6"><text:s text:c="12"/>argmax[</text:span><text:span text:style-name="T11">'evidence'</text:span><text:span text:style-name="T6">] = evidence</text:span></text:p>
      <text:p text:style-name="P14"><text:span text:style-name="T6"><text:s text:c="12"/>argmax[</text:span><text:span text:style-name="T11">'posterior'</text:span><text:span text:style-name="T6">] /= evidence</text:span></text:p>
      <text:p text:style-name="P14"><text:span text:style-name="T6"><text:s text:c="12"/></text:span><text:span text:style-name="T4">print</text:span><text:span text:style-name="T6"> (str(testingInstanceFeatures[</text:span><text:span text:style-name="T10">0</text:span><text:span text:style-name="T6">:len(</text:span><text:span text:style-name="T8">self</text:span><text:span text:style-name="T6">.featureSet)-</text:span><text:span text:style-name="T10">1</text:span><text:span text:style-name="T6">])).replace(</text:span><text:span text:style-name="T11">'\''</text:span><text:span text:style-name="T6">,</text:span><text:span text:style-name="T11">''</text:span><text:span text:style-name="T6">) +</text:span><text:span text:style-name="T11">'\t'</text:span><text:span text:style-name="T6">+ testingInstanceFeatures[len(</text:span><text:span text:style-name="T8">self</text:span><text:span text:style-name="T6">.featureSet)] + </text:span><text:span text:style-name="T11">'\t'</text:span><text:span text:style-name="T6"> + str(argmax[</text:span><text:span text:style-name="T11">'classLabel'</text:span><text:span text:style-name="T6">]) + </text:span><text:span text:style-name="T11">'\t\t'</text:span><text:span text:style-name="T6"> + str(argmax[</text:span><text:span text:style-name="T11">'posterior'</text:span><text:span text:style-name="T6">]) +</text:span><text:span text:style-name="T11">'\t'</text:span><text:span text:style-name="T6"> + str(priors[argmax[</text:span><text:span text:style-name="T11">'classLabel'</text:span><text:span text:style-name="T6">]]) +</text:span><text:span text:style-name="T11">'\t'</text:span><text:span text:style-name="T6"> + str(argmax[</text:span><text:span text:style-name="T11">'likelihood'</text:span><text:span text:style-name="T6">]) +</text:span><text:span text:style-name="T11">'\t'</text:span><text:span text:style-name="T6"> + str(argmax[</text:span><text:span text:style-name="T11">'evidence'</text:span><text:span text:style-name="T6">])</text:span></text:p>
      <text:p text:style-name="P7"><text:s text:c="12"/></text:p>
      <text:p text:style-name="P14"><text:span text:style-name="T6"><text:s text:c="12"/></text:span><text:span text:style-name="T13">#update accuracy matrix</text:span></text:p>
      <text:p text:style-name="P14"><text:span text:style-name="T6"><text:s text:c="12"/>accuracyMatrix[</text:span><text:span text:style-name="T11">'totalTestInstances'</text:span><text:span text:style-name="T6">] += </text:span><text:span text:style-name="T10">1</text:span></text:p>
      <text:p text:style-name="P7"><text:s text:c="12"/></text:p>
      <text:p text:style-name="P14"><text:span text:style-name="T6"><text:s text:c="12"/></text:span><text:span text:style-name="T4">if</text:span><text:span text:style-name="T6">(argmax[</text:span><text:span text:style-name="T11">'classLabel'</text:span><text:span text:style-name="T6">] == testingInstanceFeatures[len(</text:span><text:span text:style-name="T8">self</text:span><text:span text:style-name="T6">.featureSet)]): <text:s text:c="59"/></text:span></text:p>
      <text:p text:style-name="P14"><text:span text:style-name="T6"><text:s text:c="16"/>accuracyMatrix[</text:span><text:span text:style-name="T11">'correctPredictions'</text:span><text:span text:style-name="T6">] += </text:span><text:span text:style-name="T10">1</text:span></text:p>
      <text:p text:style-name="P14"><text:span text:style-name="T6"><text:s text:c="12"/></text:span><text:span text:style-name="T4">else</text:span><text:span text:style-name="T6">:</text:span></text:p>
      <text:p text:style-name="P14"><text:span text:style-name="T6"><text:s text:c="16"/>accuracyMatrix[</text:span><text:span text:style-name="T11">'incorrectPredictions'</text:span><text:span text:style-name="T6">] += </text:span><text:span text:style-name="T10">1</text:span></text:p>
      <text:p text:style-name="P7"><text:s text:c="12"/></text:p>
      <text:p text:style-name="P7"><text:s text:c="12"/>testingInstance = testDataSet.readline()</text:p>
      <text:p text:style-name="P7"><text:s text:c="16"/></text:p>
      <text:p text:style-name="P14"><text:span text:style-name="T6"><text:s text:c="8"/></text:span><text:span text:style-name="T4">print</text:span><text:span text:style-name="T6"> </text:span><text:span text:style-name="T11">'\n\nACCURACY MATRIX : \n'</text:span><text:span text:style-name="T6"> + str(accuracyMatrix)</text:span></text:p>
      <text:p text:style-name="P14"><text:span text:style-name="T6"><text:s text:c="8"/></text:span><text:span text:style-name="T4">print</text:span><text:span text:style-name="T6"> </text:span><text:span text:style-name="T11">'\nACCURACY: '</text:span><text:span text:style-name="T6"> + str((float(accuracyMatrix[</text:span><text:span text:style-name="T11">'correctPredictions'</text:span><text:span text:style-name="T6">])/accuracyMatrix[</text:span><text:span text:style-name="T11">'totalTestInstances'</text:span><text:span text:style-name="T6">]) * </text:span><text:span text:style-name="T10">100</text:span><text:span text:style-name="T6">) + </text:span><text:span text:style-name="T11">'%'</text:span></text:p>
      <text:p text:style-name="P7"><text:s text:c="8"/></text:p>
      <text:p text:style-name="P7"><text:s text:c="8"/></text:p>
      <text:p text:style-name="P14"/>
      <text:p text:style-name="P7">classifier=NaiveBayes()</text:p>
      <text:p text:style-name="P7">classifier.Train()</text:p>
      <text:p text:style-name="P7">classifier.Test()</text:p>
      <text:p text:style-name="P7"><text:span text:style-name="T3"/></text:p>
      <text:p text:style-name="P8"><text:span text:style-name="T3"/></text:p>
      <text:p text:style-name="P8"><text:span text:style-name="T3">---------End-of-Code----------</text:span></text:p>
      <text:p text:style-name="P15">DATA SET DETAILS</text:p>
      <text:p text:style-name="P2"><text:span text:style-name="T2"/></text:p>
      <text:p text:style-name="P1"><text:span text:style-name="T3">Data Set Name</text:span> <text:tab/><text:tab/>→ Car Evaluation Data Set (<text:a xlink:type="simple" xlink:href="http://archive.ics.uci.edu/ml/datasets/Car+Evaluation">http://archive.ics.uci.edu/ml/datasets/Car+Evaluation</text:a>)</text:p>
      <text:p text:style-name="P1"><text:span text:style-name="T1">Number of Instances</text:span> <text:tab/>→ 1728</text:p>
      <text:p text:style-name="P1"><text:span text:style-name="T1">Training-Test Set Split</text:span> <text:tab/>→ 1209:519</text:p>
      <text:p text:style-name="P1"><text:span text:style-name="T1">Class Distribution</text:span> <text:tab/><text:tab/>→ 5.5 : 16.5 : 1 : 1 (approx.)</text:p>
      <text:p text:style-name="P1"/>
      <text:p text:style-name="P1"/>
      <text:p text:style-name="P2"/>
      <text:p text:style-name="P2">OUTPUT (Test set predictions truncated)</text:p>
      <text:p text:style-name="P1"/>
      <text:p text:style-name="P1"/>
      <text:p text:style-name="P1">Total Training Instances: 1209</text:p>
      <text:p text:style-name="P1">Class Label Distribution in Training Set: {'acc': 272, 'unacc': 839, 'good': 48, 'vgood': 50}</text:p>
      <text:p text:style-name="P4"/>
      <text:p text:style-name="P1">Features-vs-Class Count Matrix:</text:p>
      <text:p text:style-name="P1">{1: {'high': {'acc': 79.0, 'unacc': 218.0, 'good': 0.0, 'vgood': 0.0}, 'med': {'acc': 90.0, 'unacc': 169.0, 'good': 15.0, 'vgood': 19.0}, 'vhigh': {'acc': 49.0, 'unacc': 257.0, 'good': 0.0, 'vgood': 0.0}, 'low': {'acc': 54.0, 'unacc': 195.0, 'good': 33.0, 'vgood': 31.0}}, 2: {'high': {'acc': 73.0, 'unacc': 216.0, 'good': 0.0, 'vgood': 12.0}, 'med': {'acc': 84.0, 'unacc': 183.0, 'good': 14.0, 'vgood': 19.0}, 'vhigh': {'acc': 52.0, 'unacc': 251.0, 'good': 0.0, 'vgood': 0.0}, 'low': {'acc': 63.0, 'unacc': 189.0, 'good': 34.0, 'vgood': 19.0}}, 3: {'5more': {'acc': 67.0, 'unacc': 199.0, 'good': 12.0, 'vgood': 16.0}, '3': {'acc': 77.0, 'unacc': 204.0, 'good': 13.0, 'vgood': 9.0}, '2': {'acc': 53.0, 'unacc': 227.0, 'good': 13.0, 'vgood': 8.0}, '4': {'acc': 75.0, 'unacc': 209.0, 'good': 10.0, 'vgood': 17.0}}, 4: {'2': {'acc': 0.0, 'unacc': 406.0, 'good': 0.0, 'vgood': 0.0}, '4': {'acc': 144.0, 'unacc': 215.0, 'good': 27.0, 'vgood': 23.0}, 'more': {'acc': 128.0, 'unacc': 218.0, 'good': 21.0, 'vgood': 27.0}}, 5: {'small': {'acc': 75.0, 'unacc': 302.0, 'good': 15.0, 'vgood': 0.0}, 'med': {'acc': 95.0, 'unacc': 273.0, 'good': 18.0, 'vgood': 21.0}, 'big': {'acc': 102.0, 'unacc': 264.0, 'good': 15.0, 'vgood': 29.0}}, 6: {'high': {'acc': 146.0, 'unacc': 191.0, 'good': 21.0, 'vgood': 50.0}, 'med': {'acc': 126.0, 'unacc': 248.0, 'good': 27.0, 'vgood': 0.0}, 'low': {'acc': 0.0, 'unacc': 400.0, 'good': 0.0, 'vgood': 0.0}}}</text:p>
      <text:p text:style-name="P4"/>
      <text:p text:style-name="P4"/>
      <text:p text:style-name="P1">ACCURACY MATRIX : </text:p>
      <text:p text:style-name="P1">{'correctPredictions': 428, 'totalTestInstances': 519, 'incorrectPredictions': 91}</text:p>
      <text:p text:style-name="P1"/>
      <text:p text:style-name="P1">ACCURACY: 82.4662813102%</text:p>
      <text:p text:style-name="P5">Features<text:tab/><text:tab/><text:tab/>Actual<text:tab/>Predicted<text:tab/>Probability<text:tab/>Prior<text:tab/><text:tab/>Likelihood<text:tab/><text:tab/><text:tab/>Evidence</text:p>
      <text:p text:style-name="P3">[low, high, 3, more, big]<text:tab/>unacc<text:tab/>unacc<text:tab/><text:tab/>0.978091150661<text:tab/>0.692497938994<text:tab/>0.000567394379293<text:tab/>0.000401720676025</text:p>
      <text:p text:style-name="P3">[low, low, 5more, 2, big]<text:tab/>unacc<text:tab/>unacc<text:tab/><text:tab/>0.957464443799<text:tab/>0.692497938994<text:tab/>0.000559319936736<text:tab/>0.000404535025751</text:p>
      <text:p text:style-name="P3">[vhigh, low, 4, 2, med]<text:tab/>unacc<text:tab/>unacc<text:tab/><text:tab/>0.996428471337<text:tab/>0.692497938994<text:tab/>0.000799314925224<text:tab/>0.000555507950894</text:p>
      <text:p text:style-name="P3">[med, med, 4, 2, small]<text:tab/>unacc<text:tab/>unacc<text:tab/><text:tab/>0.986126746194<text:tab/>0.692497938994<text:tab/>0.00056403158631<text:tab/>0.000396085708612</text:p>
      <text:p text:style-name="P3">[med, low, 4, 2, small]<text:tab/>unacc<text:tab/>unacc<text:tab/><text:tab/>0.999624968228<text:tab/>0.692497938994<text:tab/>0.000937959807948<text:tab/>0.000649778921603</text:p>
      <text:p text:style-name="P3">[med, high, 2, 2, small]<text:tab/>unacc<text:tab/>unacc<text:tab/><text:tab/>0.993620705264<text:tab/>0.692497938994<text:tab/>0.000556881474006<text:tab/>0.0003881151741</text:p>
      <text:p text:style-name="P3">[high, med, 5more, 4, small]<text:tab/>acc<text:tab/>acc<text:tab/><text:tab/>0.657309040472<text:tab/>0.225061830173<text:tab/>0.00171313436496<text:tab/>0.000586575159889</text:p>
      <text:p text:style-name="P3">[low, vhigh, 4, more, small]<text:tab/>unacc<text:tab/>unacc<text:tab/><text:tab/>0.997327727223<text:tab/>0.692497938994<text:tab/>0.000771770233961<text:tab/>0.000535881317452</text:p>
      <text:p text:style-name="P3">[med, med, 5more, 4, small]<text:tab/>unacc<text:tab/>unacc<text:tab/><text:tab/>0.980559152686<text:tab/>0.692497938994<text:tab/>0.000459111841115<text:tab/>0.000324237454588</text:p>
      <text:p text:style-name="P3">[low, high, 5more, more, big]<text:tab/>acc<text:tab/>acc<text:tab/><text:tab/>0.482212896794<text:tab/>0.225061830173<text:tab/>0.00106809197046<text:tab/>0.000498507475149</text:p>
      <text:p text:style-name="P3">[high, med, 3, 2, med]<text:tab/>unacc<text:tab/>unacc<text:tab/><text:tab/>0.999940252014<text:tab/>0.692497938994<text:tab/>0.00103296628117<text:tab/>0.000715369762665</text:p>
      <text:p text:style-name="P3">[med, high, 3, 4, big]<text:tab/>acc<text:tab/>acc<text:tab/><text:tab/>0.701544250468<text:tab/>0.225061830173<text:tab/>0.00227851207751<text:tab/>0.000730967573171</text:p>
      <text:p text:style-name="P3">[low, med, 5more, more, big]<text:tab/>good<text:tab/>acc<text:tab/><text:tab/>0.434240979913<text:tab/>0.225061830173<text:tab/>0.0012268623985<text:tab/>0.0006358678926</text:p>
      <text:p text:style-name="P3">[low, low, 5more, 2, small]<text:tab/>unacc<text:tab/>unacc<text:tab/><text:tab/>0.960171335264<text:tab/>0.692497938994<text:tab/>0.000493127174957<text:tab/>0.000355654808448</text:p>
      <text:p text:style-name="P3">[high, low, 4, more, small]<text:tab/>unacc<text:tab/>unacc<text:tab/><text:tab/>0.994972072969<text:tab/>0.692497938994<text:tab/>0.000650173295982<text:tab/>0.000452518899463</text:p>
      <text:p text:style-name="P3">[med, high, 4, 2, big]<text:tab/>unacc<text:tab/>unacc<text:tab/><text:tab/>0.99048905475<text:tab/>0.692497938994<text:tab/>0.000581766328934<text:tab/>0.000406740470105</text:p>
      <text:p text:style-name="P3">[low, med, 2, more, big]<text:tab/>unacc<text:tab/>unacc<text:tab/><text:tab/>0.958986357602<text:tab/>0.692497938994<text:tab/>0.000535086635947<text:tab/>0.00038639381013</text:p>
      <text:p text:style-name="P3">[vhigh, high, 5more, 4, big]<text:tab/>unacc<text:tab/>unacc<text:tab/><text:tab/>0.995534934327<text:tab/>0.692497938994<text:tab/>0.000718678139451<text:tab/>0.000499915284948</text:p>
      <text:p text:style-name="P3">[med, low, 2, 4, small]<text:tab/>unacc<text:tab/>unacc<text:tab/><text:tab/>0.975128831386<text:tab/>0.692497938994<text:tab/>0.00054045448253<text:tab/>0.000383809403666</text:p>
      <text:p text:style-name="P3">[med, high, 4, more, big]<text:tab/>acc<text:tab/>acc<text:tab/><text:tab/>0.661384839213<text:tab/>0.225061830173<text:tab/>0.00197511338709<text:tab/>0.000672108895369</text:p>
      <text:p text:style-name="P3">[high, med, 5more, more, big]<text:tab/>acc<text:tab/>acc<text:tab/><text:tab/>0.635668480582<text:tab/>0.225061830173<text:tab/>0.00178452712509<text:tab/>0.000631821386518</text:p>
      <text:p text:style-name="P3">[med, vhigh, 2, more, med]<text:tab/>unacc<text:tab/>unacc<text:tab/><text:tab/>0.995490156683<text:tab/>0.692497938994<text:tab/>0.000657210299782<text:tab/>0.000457178581857</text:p>
      <text:p text:style-name="P3">[med, vhigh, 2, 4, big]<text:tab/>acc<text:tab/>acc<text:tab/><text:tab/>0.567279263296<text:tab/>0.225061830173<text:tab/>0.00130770039749<text:tab/>0.000518815799942</text:p>
      <text:p text:style-name="P3">[med, low, 3, more, big]<text:tab/>vgood<text:tab/>acc<text:tab/><text:tab/>0.439815970889<text:tab/>0.225061830173<text:tab/>0.00202924699287<text:tab/>0.00103840258726</text:p>
      <text:p text:style-name="P3">[vhigh, high, 3, more, small]<text:tab/>unacc<text:tab/>unacc<text:tab/><text:tab/>0.568797878314<text:tab/>0.692497938994<text:tab/>0.00040888603173<text:tab/>0.000497809054943</text:p>
      <text:p text:style-name="P3">[med, med, 2, 4, small]<text:tab/>acc<text:tab/>acc<text:tab/><text:tab/>0.487364971213<text:tab/>0.225061830173<text:tab/>0.00133694661392<text:tab/>0.000617392856576</text:p>
      <text:p text:style-name="P3">[vhigh, med, 2, 4, med]<text:tab/>unacc<text:tab/>unacc<text:tab/><text:tab/>0.588716367701<text:tab/>0.692497938994<text:tab/>0.000446022778352<text:tab/>0.000524649681407</text:p>
      <text:p text:style-name="P3">[low, high, 3, more, big]<text:tab/>acc<text:tab/>acc<text:tab/><text:tab/>0.514294062553<text:tab/>0.225061830173<text:tab/>0.00122516431906<text:tab/>0.000536147982229</text:p>
      <text:p text:style-name="P3">[high, low, 2, more, small]<text:tab/>unacc<text:tab/>unacc<text:tab/><text:tab/>0.996376343229<text:tab/>0.692497938994<text:tab/>0.000705902435637<text:tab/>0.00049061379782</text:p>
      <text:p text:style-name="P3">[vhigh, low, 5more, 2, med]<text:tab/>unacc<text:tab/>unacc<text:tab/><text:tab/>0.999949481346<text:tab/>0.692497938994<text:tab/>0.00122595251488<text:tab/>0.000849012480825</text:p>
      <text:p text:style-name="P3">[vhigh, low, 5more, 4, med]<text:tab/>acc<text:tab/>unacc<text:tab/><text:tab/>0.567744649523<text:tab/>0.692497938994<text:tab/>0.000404006139811<text:tab/>0.000492780371238</text:p>
      <text:p text:style-name="P3">[vhigh, high, 3, more, med]<text:tab/>unacc<text:tab/>unacc<text:tab/><text:tab/>0.586483887542<text:tab/>0.692497938994<text:tab/>0.000479521768441<text:tab/>0.000566201124024</text:p>
      <text:p text:style-name="P3">[vhigh, low, 2, 4, small]<text:tab/>acc<text:tab/>unacc<text:tab/><text:tab/>0.637058280891<text:tab/>0.692497938994<text:tab/>0.000392723386337<text:tab/>0.000426899930181</text:p>
      <text:p text:style-name="P3">[med, med, 5more, more, big]<text:tab/>unacc<text:tab/>unacc<text:tab/><text:tab/>0.945595740987<text:tab/>0.692497938994<text:tab/>0.00040711031199<text:tab/>0.000298143318308</text:p>
      <text:p text:style-name="P3">[vhigh, high, 2, 2, small]<text:tab/>unacc<text:tab/>unacc<text:tab/><text:tab/>0.998675789345<text:tab/>0.692497938994<text:tab/>0.00109605329819<text:tab/>0.000760021078037</text:p>
      <text:p text:style-name="P3">[med, low, 4, more, big]<text:tab/>unacc<text:tab/>unacc<text:tab/><text:tab/>0.942726931009<text:tab/>0.692497938994<text:tab/>0.000441404930663<text:tab/>0.000324242359788</text:p>
      <text:p text:style-name="P3">[high, vhigh, 4, 4, small]<text:tab/>unacc<text:tab/>unacc<text:tab/><text:tab/>0.511834794523<text:tab/>0.692497938994<text:tab/>0.000407232621798<text:tab/>0.000550974170385</text:p>
      <text:p text:style-name="P3">[vhigh, vhigh, 5more, more, med]<text:tab/>unacc<text:tab/>unacc<text:tab/><text:tab/>0.630417956357<text:tab/>0.692497938994<text:tab/>0.000418916195193<text:tab/>0.000460168684692</text:p>
      <text:p text:style-name="P3">[low, high, 2, 4, med]<text:tab/>acc<text:tab/>acc<text:tab/><text:tab/>0.362970960377<text:tab/>0.225061830173<text:tab/>0.00102853579694<text:tab/>0.000637748398981</text:p>
      <text:p text:style-name="P3">[med, low, 5more, 2, med]<text:tab/>unacc<text:tab/>unacc<text:tab/><text:tab/>0.998950960545<text:tab/>0.692497938994<text:tab/>0.000807798168718<text:tab/>0.000559986014384</text:p>
      <text:p text:style-name="P3">[vhigh, high, 5more, 2, med]<text:tab/>unacc<text:tab/>unacc<text:tab/><text:tab/>0.999977633398<text:tab/>0.692497938994<text:tab/>0.00140016681962<text:tab/>0.000969634324263</text:p>
      <text:p text:style-name="P3">[low, high, 4, 4, big]<text:tab/>unacc<text:tab/>unacc<text:tab/><text:tab/>0.969686938996<text:tab/>0.692497938994<text:tab/>0.00057327116705<text:tab/>0.000409399245986</text:p>
      <text:p text:style-name="P3">[high, high, 5more, 4, med]<text:tab/>acc<text:tab/>acc<text:tab/><text:tab/>0.65823716969<text:tab/>0.225061830173<text:tab/>0.0018839174193<text:tab/>0.000644141537135</text:p>
      <text:p text:style-name="P3">[med, med, 3, more, med]<text:tab/>unacc<text:tab/>unacc<text:tab/><text:tab/>0.96353720744<text:tab/>0.692497938994<text:tab/>0.000431460117443<text:tab/>0.000310092064718</text:p>
      <text:p text:style-name="P3">[vhigh, low, 5more, more, med]<text:tab/>acc<text:tab/>unacc<text:tab/><text:tab/>0.485147425609<text:tab/>0.692497938994<text:tab/>0.000315849512249<text:tab/>0.000450842619622</text:p>
      <text:p text:style-name="P3">[high, vhigh, 4, 2, med]<text:tab/>unacc<text:tab/>unacc<text:tab/><text:tab/>0.999982975313<text:tab/>0.692497938994<text:tab/>0.00144921992576<text:tab/>0.001003598897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6:47:35.49</meta:creation-date>
    <dc:date>2013-02-20T17:22:26.22</dc:date>
    <meta:editing-duration>PT23M40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6" meta:paragraph-count="167" meta:word-count="1048" meta:character-count="11647"/>
  </office:meta>
</office:document-meta>
</file>